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232cm" fo:min-width="0.563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45cm" fo:min-width="0.26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45cm" fo:min-width="0.269cm" fo:padding-top="0.151cm" fo:padding-bottom="0.151cm" fo:padding-left="0.276cm" fo:padding-right="0.276cm"/>
    </style:style>
    <style:style style:name="gr5" style:family="graphic" style:parent-style-name="standard">
      <style:graphic-properties svg:stroke-color="#ff3333" draw:fill-color="#ff3333" draw:textarea-horizontal-align="justify" draw:textarea-vertical-align="middle" draw:auto-grow-height="false" fo:min-height="1.501cm" fo:min-width="0cm"/>
    </style:style>
    <style:style style:name="gr6" style:family="graphic" style:parent-style-name="standard">
      <style:graphic-properties draw:stroke="none" svg:stroke-color="#000000" draw:fill="none" draw:fill-color="#ffffff" fo:min-height="1.889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98cm" fo:min-width="0.548cm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38cm" fo:min-width="0.108cm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32cm" fo:min-width="0.563cm" fo:padding-top="0.151cm" fo:padding-bottom="0.151cm" fo:padding-left="0.276cm" fo:padding-right="0.276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.229cm" svg:height="1.603cm" draw:transform="skewX (-0.000349065850398868) rotate (-1.58702788883844) translate (3.639cm 0.92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4.8cm" svg:y1="2.1cm" svg:x2="8cm" svg:y2="2.1cm">
          <text:p/>
        </draw:line>
        <draw:custom-shape draw:style-name="gr3" draw:text-style-name="P2" draw:layer="layout" svg:width="1.158cm" svg:height="1.337cm" svg:x="5.471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59cm" svg:height="1.337cm" svg:x="6.095cm" svg:y="0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73cm" svg:y1="2.087cm" svg:x2="14.474cm" svg:y2="2.087cm">
          <text:p/>
        </draw:line>
        <draw:custom-shape draw:style-name="gr4" draw:text-style-name="P2" draw:layer="layout" svg:width="1.159cm" svg:height="1.337cm" svg:x="11.711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59cm" svg:height="1.337cm" svg:x="12.336cm" svg:y="0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971cm" svg:y1="2.087cm" svg:x2="20.715cm" svg:y2="2.087cm">
          <text:p/>
        </draw:line>
        <draw:custom-shape draw:style-name="gr4" draw:text-style-name="P2" draw:layer="layout" svg:width="1.159cm" svg:height="1.337cm" svg:x="17.951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59cm" svg:height="1.337cm" svg:x="18.576cm" svg:y="0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3cm" svg:y1="2.107cm" svg:x2="1.994cm" svg:y2="2.107cm">
          <text:p/>
        </draw:line>
        <draw:line draw:style-name="gr2" draw:text-style-name="P2" draw:layer="layout" svg:x1="23.5cm" svg:y1="2.1cm" svg:x2="24.6cm" svg:y2="2.1cm">
          <text:p/>
        </draw:line>
        <draw:custom-shape draw:style-name="gr5" draw:text-style-name="P3" draw:layer="layout" svg:width="0.5cm" svg:height="2cm" svg:x="0.6cm" svg:y="0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4" draw:layer="layout" svg:width="3.3cm" svg:height="2.139cm" svg:x="4.3cm" svg:y="2.4cm">
          <draw:text-box>
            <text:p><text:span text:style-name="T1">100 km</text:span></text:p>
          </draw:text-box>
        </draw:frame>
        <draw:frame draw:style-name="gr6" draw:text-style-name="P4" draw:layer="layout" svg:width="3.3cm" svg:height="2.139cm" svg:x="10.9cm" svg:y="2.361cm">
          <draw:text-box>
            <text:p><text:span text:style-name="T1">100 km</text:span></text:p>
          </draw:text-box>
        </draw:frame>
        <draw:frame draw:style-name="gr6" draw:text-style-name="P4" draw:layer="layout" svg:width="3.3cm" svg:height="2.139cm" svg:x="17.1cm" svg:y="2.3cm">
          <draw:text-box>
            <text:p><text:span text:style-name="T1">100 km</text:span></text:p>
          </draw:text-box>
        </draw:frame>
        <draw:g>
          <draw:custom-shape draw:style-name="gr7" draw:text-style-name="P2" draw:layer="layout" svg:width="1.1cm" svg:height="1.1cm" svg:x="3.7cm" svg:y="1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08cm" svg:height="0.88cm" svg:x="3.796cm" svg:y="1.5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2" draw:layer="layout" svg:x1="3.843cm" svg:y1="2.468cm" svg:x2="4.8cm" svg:y2="1.5cm">
            <text:p/>
          </draw:line>
        </draw:g>
        <draw:custom-shape draw:style-name="gr10" draw:text-style-name="P2" draw:layer="layout" svg:width="2.229cm" svg:height="1.603cm" draw:transform="skewX (-0.000349065850398868) rotate (-1.58702788883844) translate (9.639cm 0.9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7" draw:text-style-name="P2" draw:layer="layout" svg:width="1.1cm" svg:height="1.1cm" svg:x="9.7cm" svg:y="1.48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08cm" svg:height="0.88cm" svg:x="9.796cm" svg:y="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2" draw:layer="layout" svg:x1="9.843cm" svg:y1="2.455cm" svg:x2="10.8cm" svg:y2="1.487cm">
            <text:p/>
          </draw:line>
        </draw:g>
        <draw:custom-shape draw:style-name="gr1" draw:text-style-name="P1" draw:layer="layout" svg:width="2.229cm" svg:height="1.603cm" draw:transform="skewX (-0.000349065850398868) rotate (-1.58702788883844) translate (15.939cm 0.9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7" draw:text-style-name="P2" draw:layer="layout" svg:width="1.1cm" svg:height="1.1cm" svg:x="16cm" svg:y="1.48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08cm" svg:height="0.88cm" svg:x="16.096cm" svg:y="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2" draw:layer="layout" svg:x1="16.143cm" svg:y1="2.455cm" svg:x2="17.1cm" svg:y2="1.487cm">
            <text:p/>
          </draw:line>
        </draw:g>
        <draw:custom-shape draw:style-name="gr1" draw:text-style-name="P1" draw:layer="layout" svg:width="2.229cm" svg:height="1.603cm" draw:transform="skewX (-0.000349065850398868) rotate (-1.58702788883844) translate (22.339cm 0.8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7" draw:text-style-name="P2" draw:layer="layout" svg:width="1.1cm" svg:height="1.1cm" svg:x="22.4cm" svg:y="1.47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08cm" svg:height="0.88cm" svg:x="22.496cm" svg:y="1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2" draw:layer="layout" svg:x1="22.543cm" svg:y1="2.442cm" svg:x2="23.5cm" svg:y2="1.47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k Barboza</meta:initial-creator>
    <meta:creation-date>2017-02-23T19:21:55.667000000</meta:creation-date>
    <dc:date>2017-05-02T10:43:48.672000000</dc:date>
    <dc:creator>Erick Barboza</dc:creator>
    <meta:editing-duration>PT7M37S</meta:editing-duration>
    <meta:editing-cycles>5</meta:editing-cycles>
    <meta:generator>LibreOffice/5.2.5.1$Windows_x86 LibreOffice_project/0312e1a284a7d50ca85a365c316c7abbf20a4d22</meta:generator>
    <meta:document-statistic meta:object-count="35"/>
  </office:meta>
</office:document-meta>
</file>